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04ef06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text-properties style:font-name="Times New Roman" fo:font-size="12pt" officeooo:paragraph-rsid="0004ef06" style:font-size-asian="12pt" style:font-size-complex="12pt"/>
    </style:style>
    <style:style style:name="P9" style:family="paragraph" style:parent-style-name="Standard">
      <style:text-properties style:font-name="Times New Roman" fo:font-size="12pt" officeooo:paragraph-rsid="0004ef06" style:font-size-asian="12pt" style:font-size-complex="12pt"/>
    </style:style>
    <style:style style:name="P10" style:family="paragraph" style:parent-style-name="Standard" style:list-style-name="L1">
      <style:text-properties officeooo:paragraph-rsid="0004ef06"/>
    </style:style>
    <style:style style:name="P11" style:family="paragraph" style:parent-style-name="Standard" style:master-page-name="Standard">
      <style:paragraph-properties style:page-number="auto"/>
      <style:text-properties officeooo:paragraph-rsid="0004ef06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da la la base de datos de jardinería, solucionar las siguientes cuestiones:</text:p>
      <text:p text:style-name="P9"/>
      <text:list xml:id="list2130431157" text:style-name="L1">
        <text:list-item>
          <text:p text:style-name="P10">Sacar un listado con el nombre de cada cliente y el nombre y dos apellidos de su representante de ventas bajo una cabecera única denominada Representante (el nombre irá separado por coma de los apellidos) .</text:p>
          <text:p text:style-name="P8"><text:s/></text:p>
        </text:list-item>
        <text:list-item>
          <text:p text:style-name="P8">La compañía desea saber, <text:span text:style-name="T1">en una sólo consulta</text:span>, cuál fue el cliente que hizo el pago con mayor cuantía, así como el que hizo el pago con menor cuantía.</text:p>
          <text:p text:style-name="P8"/>
        </text:list-item>
        <text:list-item>
          <text:p text:style-name="P8"><text:s/>Sacar el código del cliente, el nombre del cliente, el estado y cuántos pedidos tiene cada cliente en cada estado. Ordena la salida por código <text:s/>cliente y estado.</text:p>
          <text:p text:style-name="P8"/>
        </text:list-item>
        <text:list-item>
          <text:p text:style-name="P8">Obtener el código de empleado y el número de clientes al que atiende cada representante de ventas. Si algún empleado no tiene clientes lo queremos saber. La consulta saldrá ordenada por código de empleado.</text:p>
          <text:p text:style-name="P8"/>
        </text:list-item>
        <text:list-item>
          <text:p text:style-name="P8"><text:s/>Mostrar el nombre de los clientes que no hayan realizado pagos junto con el nombre de sus representantes de ventas.</text:p>
          <text:p text:style-name="P8"/>
        </text:list-item>
        <text:list-item>
          <text:p text:style-name="P8">Listar las ventas totales de los productos que hayan facturado mas de 3000 €. Se mostrara el nombre, unidades vendidas, total facturado y total facturado con impuestos(21% de IVA).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8-01-24T16:50:16.555809691</meta:creation-date>
    <meta:editing-cycles>2</meta:editing-cycles>
    <meta:editing-duration>PT2M</meta:editing-duration>
    <dc:date>2018-01-24T16:52:15.038661057</dc:date>
    <meta:document-statistic meta:table-count="1" meta:image-count="1" meta:object-count="0" meta:page-count="1" meta:paragraph-count="12" meta:word-count="202" meta:character-count="1320" meta:non-whitespace-character-count="1002"/>
    <meta:user-defined meta:name="Info 1"/>
    <meta:user-defined meta:name="Info 2"/>
    <meta:user-defined meta:name="Info 3"/>
    <meta:user-defined meta:name="Info 4"/>
  </office:meta>
</office:document-meta>
</file>